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0100000001333BD446D0E0E638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T1" style:family="text">
      <style:text-properties officeooo:rsid="00173fe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7"/><text:span text:style-name="T1">LAB1</text:span></text:p>
      <text:p text:style-name="Standard"/>
      <text:p text:style-name="Standard">Read the man pages of the following-</text:p>
      <text:p text:style-name="Standard">javac</text:p>
      <text:p text:style-name="Standard">java</text:p>
      <text:p text:style-name="P1">jar</text:p>
      <text:p text:style-name="Standard">Q)Write a java program</text:p>
      <text:p text:style-name="Standard">i)To sort first 10 randomly selected natural numbers</text:p>
      <text:p text:style-name="Standard">ii)To generate prefix and postfix of a given string(refer to string javadoc).</text:p>
      <text:section text:style-name="Sect1" text:name=":1vb">
        <text:p text:style-name="Standard"><draw:frame draw:style-name="fr1" draw:name="Image1" text:anchor-type="as-char" svg:width="0.041cm" svg:height="0.041cm" draw:z-index="0"><draw:image xlink:href="Pictures/100002000000000100000001333BD446D0E0E638.gif" xlink:type="simple" xlink:show="embed" xlink:actuate="onLoad"/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23:28:51.618516419</meta:creation-date>
    <dc:date>2016-08-17T23:29:42.834406387</dc:date>
    <meta:editing-duration>PT51S</meta:editing-duration>
    <meta:editing-cycles>1</meta:editing-cycles>
    <meta:document-statistic meta:table-count="0" meta:image-count="1" meta:object-count="0" meta:page-count="1" meta:paragraph-count="9" meta:word-count="35" meta:character-count="240" meta:non-whitespace-character-count="176"/>
    <meta:generator>LibreOffice/5.1.4.2$Linux_X86_64 LibreOffice_project/10m0$Build-2</meta:generator>
  </office:meta>
</office:document-meta>
</file>